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345f" officeooo:paragraph-rsid="001d34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ran nos deja totis…. By “Calderón de laMierda.”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13T18:50:28.553000000</meta:creation-date>
    <dc:date>2024-04-13T18:51:36.483000000</dc:date>
    <meta:editing-duration>PT1M8S</meta:editing-duration>
    <meta:editing-cycles>1</meta:editing-cycles>
    <meta:document-statistic meta:table-count="0" meta:image-count="0" meta:object-count="0" meta:page-count="1" meta:paragraph-count="1" meta:word-count="8" meta:character-count="48" meta:non-whitespace-character-count="41"/>
    <meta:generator>LibreOffice/7.3.3.2$Windows_X86_64 LibreOffice_project/d1d0ea68f081ee2800a922cac8f79445e4603348</meta:generator>
  </office:meta>
</office:document-meta>
</file>